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Sheet 0" table:print="false">
        <table:table-row>
          <table:table-cell office:value-type="string" office:value="2011 Assessment">
            <text:p>2011 Assessment</text:p>
          </table:table-cell>
          <table:table-cell office:value-type="string" office:value="2013 Assessment - VDF">
            <text:p>2013 Assessment - VDF</text:p>
          </table:table-cell>
          <table:table-cell office:value-type="string" office:value="2013 Assessment - MDF">
            <text:p>2013 Assessment - MDF</text:p>
          </table:table-cell>
          <table:table-cell office:value-type="string" office:value="2013 Assessment - OF">
            <text:p>2013 Assessment - OF</text:p>
          </table:table-cell>
          <table:table-cell office:value-type="string" office:value="2013 Assessment - Scrub">
            <text:p>2013 Assessment - Scrub</text:p>
          </table:table-cell>
          <table:table-cell office:value-type="string" office:value="2013 Assessment - NF">
            <text:p>2013 Assessment - NF</text:p>
          </table:table-cell>
          <table:table-cell office:value-type="string" office:value="Total - 2011">
            <text:p>Total - 2011</text:p>
          </table:table-cell>
        </table:table-row>
        <table:table-row>
          <table:table-cell office:value-type="string" office:value="Very Dense Forest">
            <text:p>Very Dense Forest</text:p>
          </table:table-cell>
          <table:table-cell office:value-type="string" office:value="3,224">
            <text:p>3,224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3,224">
            <text:p>3,224</text:p>
          </table:table-cell>
        </table:table-row>
        <table:table-row>
          <table:table-cell office:value-type="string" office:value="Moderately Dense Forest">
            <text:p>Moderately Dense Forest</text:p>
          </table:table-cell>
          <table:table-cell office:value-type="string" office:value="0">
            <text:p>0</text:p>
          </table:table-cell>
          <table:table-cell office:value-type="string" office:value="6,381">
            <text:p>6,381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6,381">
            <text:p>6,381</text:p>
          </table:table-cell>
        </table:table-row>
        <table:table-row>
          <table:table-cell office:value-type="string" office:value="Open Forest">
            <text:p>Open Forest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5,074">
            <text:p>5,074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5,074">
            <text:p>5,074</text:p>
          </table:table-cell>
        </table:table-row>
        <table:table-row>
          <table:table-cell office:value-type="string" office:value="Scrub">
            <text:p>Scrub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298">
            <text:p>298</text:p>
          </table:table-cell>
          <table:table-cell office:value-type="string" office:value="30">
            <text:p>30</text:p>
          </table:table-cell>
          <table:table-cell office:value-type="string" office:value="328">
            <text:p>328</text:p>
          </table:table-cell>
        </table:table-row>
        <table:table-row>
          <table:table-cell office:value-type="string" office:value="Non Forest">
            <text:p>Non Forest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4">
            <text:p>4</text:p>
          </table:table-cell>
          <table:table-cell office:value-type="string" office:value="0">
            <text:p>0</text:p>
          </table:table-cell>
          <table:table-cell office:value-type="string" office:value="40,662">
            <text:p>40,662</text:p>
          </table:table-cell>
          <table:table-cell office:value-type="string" office:value="40,666">
            <text:p>40,666</text:p>
          </table:table-cell>
        </table:table-row>
        <table:table-row>
          <table:table-cell office:value-type="string" office:value="Total 2013">
            <text:p>Total 2013</text:p>
          </table:table-cell>
          <table:table-cell office:value-type="string" office:value="3,224">
            <text:p>3,224</text:p>
          </table:table-cell>
          <table:table-cell office:value-type="string" office:value="6,381">
            <text:p>6,381</text:p>
          </table:table-cell>
          <table:table-cell office:value-type="string" office:value="5,078">
            <text:p>5,078</text:p>
          </table:table-cell>
          <table:table-cell office:value-type="string" office:value="298">
            <text:p>298</text:p>
          </table:table-cell>
          <table:table-cell office:value-type="string" office:value="40,692">
            <text:p>40,692</text:p>
          </table:table-cell>
          <table:table-cell office:value-type="string" office:value="55,673">
            <text:p>55,6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
		            </number:text>
      <number:currency-symbol number:language="en" number:country="US">$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
		            </number:text>
      <number:currency-symbol number:language="en" number:country="US">$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
		                    <text:sheet-name>???</text:sheet-name>
		                </text:p>
      </style:header>
      <style:header-left style:display="false"/>
      <style:footer>
        <text:p>
		                    Página
		                    <text:page-number>1</text:page-number>
		                </text:p>
      </style:footer>
      <style:footer-left style:display="false"/>
    </style:master-page>
    <style:master-page style:name="Report" style:page-layout-name="pm2">
      <style:header>
        <style:region-left>
          <text:p>
		                        <text:sheet-name>???</text:sheet-name>
		                        (
		                        <text:title>???</text:title>
		                        )
		                    </text:p>
        </style:region-left>
        <style:region-right>
          <text:p>
		                        <text:date style:data-style-name="N2" text:date-value="2008-02-18">18/02/2008</text:date>
		                        ,
		                        <text:time>00:17:06</text:time>
		                    </text:p>
        </style:region-right>
      </style:header>
      <style:header-left style:display="false"/>
      <style:footer>
        <text:p>
		                    Page
		                    <text:page-number>1</text:page-number>
		                    /
		                    <text:page-count>99</text:page-count>
		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9-12-11T17:11:40</meta:creation-date>
    <dc:date>2019-12-11T17:11:40</dc:date>
    <dc:language>en-U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